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486in" table:align="margins"/>
    </style:style>
    <style:style style:name="Table1.A" style:family="table-column">
      <style:table-column-properties style:column-width="6.4486in" style:rel-column-width="65535*"/>
    </style:style>
    <style:style style:name="Table1.A1" style:family="table-cell">
      <style:table-cell-properties fo:background-color="#ffffcc" fo:padding="0.0382in" fo:border="0.05pt solid #000000">
        <style:background-image/>
      </style:table-cell-properties>
    </style:style>
    <style:style style:name="Table1.A2" style:family="table-cell">
      <style:table-cell-properties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5.2194in" table:align="margins"/>
    </style:style>
    <style:style style:name="Table2.A" style:family="table-column">
      <style:table-column-properties style:column-width="5.2194in" style:rel-column-width="65535*"/>
    </style:style>
    <style:style style:name="Table2.A1" style:family="table-cell">
      <style:table-cell-properties fo:background-color="#ffffcc" fo:padding="0.0382in" fo:border="0.05pt solid #000000">
        <style:background-image/>
      </style:table-cell-properties>
    </style:style>
    <style:style style:name="Table2.A2" style:family="table-cell">
      <style:table-cell-properties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4486in" table:align="margins"/>
    </style:style>
    <style:style style:name="Table3.A" style:family="table-column">
      <style:table-column-properties style:column-width="6.4486in" style:rel-column-width="65535*"/>
    </style:style>
    <style:style style:name="Table3.A1" style:family="table-cell">
      <style:table-cell-properties fo:background-color="#ffffcc" fo:padding="0.0382in" fo:border="0.05pt solid #000000">
        <style:background-image/>
      </style:table-cell-properties>
    </style:style>
    <style:style style:name="Table3.A2" style:family="table-cell">
      <style:table-cell-properties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5.7042in" table:align="margins"/>
    </style:style>
    <style:style style:name="Table4.A" style:family="table-column">
      <style:table-column-properties style:column-width="5.7042in" style:rel-column-width="65535*"/>
    </style:style>
    <style:style style:name="Table4.A1" style:family="table-cell">
      <style:table-cell-properties fo:background-color="#ffffcc" fo:padding="0.0382in" fo:border="0.05pt solid #000000">
        <style:background-image/>
      </style:table-cell-properties>
    </style:style>
    <style:style style:name="Table4.A2" style:family="table-cell">
      <style:table-cell-properties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center" style:justify-single-word="false"/>
      <style:text-properties style:font-name="Lucida Console" fo:font-weight="bold" officeooo:rsid="0011ef2a" officeooo:paragraph-rsid="0011ef2a" style:font-weight-asian="bold" style:font-weight-complex="bold"/>
    </style:style>
    <style:style style:name="P3" style:family="paragraph" style:parent-style-name="Table_20_Contents">
      <style:text-properties style:font-name="Lucida Console" officeooo:rsid="0011ef2a" officeooo:paragraph-rsid="0011ef2a"/>
    </style:style>
    <style:style style:name="P4" style:family="paragraph" style:parent-style-name="Table_20_Contents">
      <style:text-properties style:font-name="Lucida Console" officeooo:rsid="0011ef2a" officeooo:paragraph-rsid="00150d7e"/>
    </style:style>
    <style:style style:name="P5" style:family="paragraph" style:parent-style-name="Table_20_Contents">
      <style:text-properties style:font-name="Lucida Console" officeooo:rsid="0011ef2a" officeooo:paragraph-rsid="001e05be"/>
    </style:style>
    <style:style style:name="P6" style:family="paragraph" style:parent-style-name="Table_20_Contents">
      <style:text-properties style:font-name="Lucida Console" officeooo:rsid="0013d8c0" officeooo:paragraph-rsid="0011ef2a"/>
    </style:style>
    <style:style style:name="P7" style:family="paragraph" style:parent-style-name="Table_20_Contents">
      <style:text-properties style:font-name="Lucida Console" officeooo:rsid="0013d8c0" officeooo:paragraph-rsid="0013d8c0"/>
    </style:style>
    <style:style style:name="P8" style:family="paragraph" style:parent-style-name="Table_20_Contents">
      <style:text-properties style:font-name="Lucida Console" officeooo:rsid="00150d7e" officeooo:paragraph-rsid="00150d7e"/>
    </style:style>
    <style:style style:name="P9" style:family="paragraph" style:parent-style-name="Table_20_Contents">
      <style:text-properties style:font-name="Lucida Console" officeooo:rsid="001d4266" officeooo:paragraph-rsid="001d4266"/>
    </style:style>
    <style:style style:name="P10" style:family="paragraph" style:parent-style-name="Table_20_Contents">
      <style:text-properties style:font-name="Lucida Console" officeooo:rsid="00230c6d" officeooo:paragraph-rsid="00230c6d"/>
    </style:style>
    <style:style style:name="P11" style:family="paragraph" style:parent-style-name="Table_20_Contents">
      <style:text-properties style:font-name="Lucida Console" officeooo:rsid="0028f5f2" officeooo:paragraph-rsid="0028f5f2"/>
    </style:style>
    <style:style style:name="P12" style:family="paragraph" style:parent-style-name="Table_20_Contents">
      <style:text-properties style:font-name="Lucida Console" officeooo:rsid="00295a75" officeooo:paragraph-rsid="00295a75"/>
    </style:style>
    <style:style style:name="P13" style:family="paragraph" style:parent-style-name="Table_20_Contents">
      <style:text-properties style:font-name="Lucida Console" officeooo:rsid="002adcea" officeooo:paragraph-rsid="002adcea"/>
    </style:style>
    <style:style style:name="P14" style:family="paragraph" style:parent-style-name="Table_20_Contents">
      <style:text-properties style:font-name="Lucida Console" officeooo:rsid="002b29d9" officeooo:paragraph-rsid="002b29d9"/>
    </style:style>
    <style:style style:name="P15" style:family="paragraph" style:parent-style-name="Table_20_Contents">
      <style:text-properties style:font-name="Lucida Console" officeooo:rsid="002b29d9" officeooo:paragraph-rsid="002c80cf"/>
    </style:style>
    <style:style style:name="P16" style:family="paragraph" style:parent-style-name="Table_20_Contents">
      <style:text-properties style:font-name="Lucida Console" officeooo:rsid="002dafe1" officeooo:paragraph-rsid="002dafe1"/>
    </style:style>
    <style:style style:name="P17" style:family="paragraph" style:parent-style-name="Table_20_Contents">
      <style:text-properties style:font-name="Lucida Console" officeooo:rsid="002f675b" officeooo:paragraph-rsid="002f675b"/>
    </style:style>
    <style:style style:name="P18" style:family="paragraph" style:parent-style-name="Table_20_Contents">
      <style:text-properties style:font-name="Lucida Console" officeooo:rsid="0011ef2a" officeooo:paragraph-rsid="00150d7e"/>
    </style:style>
    <style:style style:name="P19" style:family="paragraph" style:parent-style-name="Table_20_Contents">
      <style:text-properties style:font-name="Lucida Console" officeooo:rsid="003255c6" officeooo:paragraph-rsid="003255c6"/>
    </style:style>
    <style:style style:name="P20" style:family="paragraph">
      <loext:graphic-properties draw:fill-color="#000000"/>
      <style:paragraph-properties fo:text-align="center"/>
    </style:style>
    <style:style style:name="T1" style:family="text">
      <style:text-properties officeooo:rsid="0013d8c0"/>
    </style:style>
    <style:style style:name="T2" style:family="text">
      <style:text-properties officeooo:rsid="0014906c"/>
    </style:style>
    <style:style style:name="T3" style:family="text">
      <style:text-properties officeooo:rsid="00150d7e"/>
    </style:style>
    <style:style style:name="T4" style:family="text">
      <style:text-properties officeooo:rsid="0015ef91"/>
    </style:style>
    <style:style style:name="T5" style:family="text">
      <style:text-properties officeooo:rsid="0017b7de"/>
    </style:style>
    <style:style style:name="T6" style:family="text">
      <style:text-properties officeooo:rsid="001c868e"/>
    </style:style>
    <style:style style:name="T7" style:family="text">
      <style:text-properties officeooo:rsid="001daf63"/>
    </style:style>
    <style:style style:name="T8" style:family="text">
      <style:text-properties officeooo:rsid="001e05be"/>
    </style:style>
    <style:style style:name="T9" style:family="text">
      <style:text-properties officeooo:rsid="00240e50"/>
    </style:style>
    <style:style style:name="T10" style:family="text">
      <style:text-properties officeooo:rsid="00260d72"/>
    </style:style>
    <style:style style:name="T11" style:family="text">
      <style:text-properties officeooo:rsid="0027cd43"/>
    </style:style>
    <style:style style:name="T12" style:family="text">
      <style:text-properties officeooo:rsid="002c80cf"/>
    </style:style>
    <style:style style:name="fr1" style:family="graphic" style:parent-style-name="Frame">
      <style:graphic-properties fo:margin-left="0.0791in" fo:margin-right="0.0791in" fo:margin-top="0.0791in" fo:margin-bottom="0.0791in" style:wrap="parallel" style:number-wrapped-paragraphs="no-limit" style:vertical-pos="from-top" style:vertical-rel="paragraph" style:horizontal-pos="center" style:horizontal-rel="paragraph" fo:padding="0in" fo:border="none" style:shadow="none" draw:shadow-opacity="100%"/>
    </style:style>
    <style:style style:name="gr1" style:family="graphic">
      <style:graphic-properties svg:stroke-width="0.0799in" draw:marker-start-width="0.2575in" draw:marker-end="Arrowheads_20_1" draw:marker-end-width="0.2575in" draw:fill-color="#000000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799in" draw:marker-start="Arrowheads_20_1" draw:marker-start-width="0.2575in" draw:marker-end="" draw:marker-end-width="0.2575in" draw:fill-color="#000000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y="0.1362in" svg:width="6.4484in" draw:z-index="0"><draw:text-box fo:min-height="1.3028in"><table:table table:name="Table1" table:style-name="Table1"><table:table-column table:style-name="Table1.A"/><table:table-row><table:table-cell table:style-name="Table1.A1" office:value-type="string"><text:p text:style-name="P2"><text:span text:style-name="T1">Boy</text:span>Scout</text:p></table:table-cell></table:table-row><table:table-row><table:table-cell table:style-name="Table1.A2" office:value-type="string"><text:p text:style-name="P3">- <text:span text:style-name="T1">Boys</text:span>Activities : <text:span text:style-name="T10">List</text:span>&lt;<text:span text:style-name="T4">String</text:span>&gt;</text:p></table:table-cell></table:table-row><table:table-row><table:table-cell table:style-name="Table1.A2" office:value-type="string"><text:p text:style-name="P3">+ <text:span text:style-name="T1">Boy</text:span>Scout ( name : String )</text:p><text:p text:style-name="P7">+ AddBoysActivity ( activity : <text:span text:style-name="T4">String</text:span> )</text:p><text:p text:style-name="P10">+ GetBoysActivities () : <text:span text:style-name="T9">List&lt;</text:span>String<text:span text:style-name="T9">&gt;</text:span></text:p><text:p text:style-name="P3"><text:span text:style-name="T1">+</text:span> AddActivity (activity : Activity, score : Byte) : <text:span text:style-name="T1">BoyScout</text:span></text:p><text:p text:style-name="P7">+ Print (number : int)</text:p></table:table-cell></table:table-row></table:table><text:p text:style-name="Frame_20_contents"/></draw:text-box></draw:frame><draw:frame draw:style-name="fr1" draw:name="Frame2" text:anchor-type="paragraph" svg:y="3.3984in" svg:width="5.2193in" draw:z-index="1"><draw:text-box fo:min-height="1.6457in"><table:table table:name="Table2" table:style-name="Table2"><table:table-column table:style-name="Table2.A"/><table:table-row><table:table-cell table:style-name="Table2.A1" office:value-type="string"><text:p text:style-name="P2">Scout</text:p></table:table-cell></table:table-row><table:table-row><table:table-cell table:style-name="Table2.A2" office:value-type="string"><text:p text:style-name="P3">+ Name: String</text:p><text:p text:style-name="P3">- Activities : Dictionary&lt;<text:span text:style-name="T4">String</text:span>, Byte&gt;</text:p></table:table-cell></table:table-row><table:table-row><table:table-cell table:style-name="Table2.A2" office:value-type="string"><text:p text:style-name="P3">+ Scout ( name : String )</text:p><text:p text:style-name="P3"><text:span text:style-name="T1">#</text:span> AddActivity (activity : <text:span text:style-name="T4">String</text:span>, score : Byte)</text:p><text:p text:style-name="P9">+ RemoveActivity (name : String)</text:p><text:p text:style-name="P11">+ GetAvgScore () : float</text:p><text:p text:style-name="P13">+ GetTotalScore (): int</text:p><text:p text:style-name="P16">+ GetActivitiesCount (): int</text:p><text:p text:style-name="P7"># Print (number : int)</text:p><text:p text:style-name="P7">+ PrintActivities () : <text:span text:style-name="T7">List&lt;String&gt;</text:span></text:p></table:table-cell></table:table-row></table:table><text:p text:style-name="Frame_20_contents"><draw:line text:anchor-type="paragraph" draw:z-index="5" draw:name="Shape1" draw:style-name="gr2" draw:text-style-name="P20" svg:x1="2.561in" svg:y1="0.1909in" svg:x2="2.5508in" svg:y2="1.7953in"><text:p/></draw:line></text:p></draw:text-box></draw:frame><draw:frame draw:style-name="fr1" draw:name="Frame3" text:anchor-type="paragraph" svg:y="7.2984in" svg:width="6.4484in" draw:z-index="2"><draw:text-box fo:min-height="1.3028in"><table:table table:name="Table3" table:style-name="Table3"><table:table-column table:style-name="Table3.A"/><table:table-row><table:table-cell table:style-name="Table3.A1" office:value-type="string"><text:p text:style-name="P2"><text:span text:style-name="T1">Girl</text:span>Scout</text:p></table:table-cell></table:table-row><table:table-row><table:table-cell table:style-name="Table3.A2" office:value-type="string"><text:p text:style-name="P3">- <text:span text:style-name="T1">Girls</text:span>Activities : <text:span text:style-name="T10">List</text:span>&lt;<text:span text:style-name="T4">String</text:span>&gt;</text:p></table:table-cell></table:table-row><table:table-row><table:table-cell table:style-name="Table3.A2" office:value-type="string"><text:p text:style-name="P3">+ <text:span text:style-name="T1">Girl</text:span>Scout ( name : String )</text:p><text:p text:style-name="P7">+ AddGirlsActivity ( activity : <text:span text:style-name="T4">String</text:span> )</text:p><text:p text:style-name="P10">+ GetGirlsActivities () : <text:span text:style-name="T9">List&lt;</text:span>String<text:span text:style-name="T9">&gt;</text:span></text:p><text:p text:style-name="P3"><text:span text:style-name="T1">+</text:span> AddActivity (activity : <text:span text:style-name="T4">String</text:span>, score : Byte) : <text:span text:style-name="T1">BoyScout</text:span></text:p><text:p text:style-name="P7">+ Print (number : int)</text:p></table:table-cell></table:table-row></table:table><text:p text:style-name="Frame_20_contents"/></draw:text-box></draw:frame><draw:line text:anchor-type="paragraph" draw:z-index="4" draw:name="Shape1" draw:style-name="gr1" draw:text-style-name="P20" svg:x1="3.4083in" svg:y1="1.6717in" svg:x2="3.398in" svg:y2="3.276in"><text:p/></draw:line></text:p>
      <text:p text:style-name="P1"><draw:frame draw:style-name="fr1" draw:name="Frame4" text:anchor-type="paragraph" svg:y="0.248in" svg:width="5.7043in" draw:z-index="3"><draw:text-box fo:min-height="3.9236in"><table:table table:name="Table4" table:style-name="Table4"><table:table-column table:style-name="Table4.A"/><table:table-row><table:table-cell table:style-name="Table4.A1" office:value-type="string"><text:p text:style-name="P2">Scout<text:span text:style-name="T2">Camp</text:span></text:p></table:table-cell></table:table-row><table:table-row><table:table-cell table:style-name="Table4.A2" office:value-type="string"><text:p text:style-name="P3">+ <text:span text:style-name="T3">ALL</text:span>: <text:span text:style-name="T3">Byte</text:span></text:p><text:p text:style-name="P4">+ <text:span text:style-name="T3">BOY</text:span>: <text:span text:style-name="T3">Byte</text:span></text:p><text:p text:style-name="P4">+ <text:span text:style-name="T3">GIRL</text:span>: <text:span text:style-name="T3">Byte</text:span></text:p><text:p text:style-name="P19">+ ACTIVE : Boolean</text:p><text:p text:style-name="P19">+ LAZY : Boolean</text:p><text:p text:style-name="P3">- <text:span text:style-name="T3">ScoutList</text:span> : <text:span text:style-name="T3">List</text:span>&lt;<text:span text:style-name="T3">Scout</text:span>&gt;</text:p></table:table-cell></table:table-row><table:table-row><table:table-cell table:style-name="Table4.A2" office:value-type="string"><text:p text:style-name="P3">+ S<text:span text:style-name="T3">howMenu</text:span> ()</text:p><text:p text:style-name="P3">- <text:span text:style-name="T3">AddNewScout ()</text:span></text:p><text:p text:style-name="P3">- <text:span text:style-name="T5">ShowActivitiesMenu ()</text:span></text:p><text:p text:style-name="P3">- <text:span text:style-name="T6">ShowScoutActivities (scout : Scout)</text:span></text:p><text:p text:style-name="P5">- <text:span text:style-name="T8">TypeScoutActivities (scout : Scout) : List&lt;String&gt;</text:span></text:p><text:p text:style-name="P3">- <text:span text:style-name="T3">ShowDisplayScoutsMenu ()</text:span></text:p><text:p text:style-name="P3">- <text:span text:style-name="T3">DisplayScouts (mode : Byte, message : String)</text:span></text:p><text:p text:style-name="P3">- <text:span text:style-name="T11">ShowCalculationMenu ()</text:span></text:p><text:p text:style-name="P12">+ CalculateCampAvg () : float</text:p><text:p text:style-name="P14">+ CalculateHighestAvh (mode : Byte) : Scout</text:p><text:p text:style-name="P15">+ CalculateHighest<text:span text:style-name="T12">Total</text:span> (mode : Byte) : Scout</text:p><text:p text:style-name="P17">+ CalculateActive (mode : Byte, best : Boolean) : Scout</text:p><text:p text:style-name="P3">- <text:span text:style-name="T5">GetScoutByIndex (index : int) : Scout</text:span></text:p><text:p text:style-name="P6"/><text:p text:style-name="P8">+ AddFooData ()</text:p></table:table-cell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11:27:34.155000000</meta:creation-date>
    <dc:date>2016-07-28T21:17:12.638000000</dc:date>
    <meta:editing-duration>PT7H54M54S</meta:editing-duration>
    <meta:editing-cycles>22</meta:editing-cycles>
    <meta:generator>LibreOffice/5.1.2.2$Windows_x86 LibreOffice_project/d3bf12ecb743fc0d20e0be0c58ca359301eb705f</meta:generator>
    <meta:document-statistic meta:table-count="4" meta:image-count="0" meta:object-count="0" meta:page-count="2" meta:paragraph-count="46" meta:word-count="226" meta:character-count="1313" meta:non-whitespace-character-count="1133"/>
  </office:meta>
</office:document-meta>
</file>